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office:value-type="float" office:value="0.8971441" calcext:value-type="float">
            <text:p>0,8971441</text:p>
          </table:table-cell>
          <table:table-cell office:value-type="float" office:value="1.2281212" calcext:value-type="float">
            <text:p>1,2281212</text:p>
          </table:table-cell>
          <table:table-cell table:formula="of:=[.A12]-[.B12]" office:value-type="float" office:value="-0.3309771" calcext:value-type="float">
            <text:p>-0,3309771</text:p>
          </table:table-cell>
          <table:table-cell table:formula="of:=[.C12]^2" office:value-type="float" office:value="0.10954584072441" calcext:value-type="float">
            <text:p>0,10954584072441</text:p>
          </table:table-cell>
          <table:table-cell office:value-type="float" office:value="0.8971441" calcext:value-type="float">
            <text:p>0,8971441</text:p>
          </table:table-cell>
          <table:table-cell office:value-type="float" office:value="1.322692" calcext:value-type="float">
            <text:p>1,322692</text:p>
          </table:table-cell>
          <table:table-cell table:formula="of:=[.E12]-[.F12]" office:value-type="float" office:value="-0.4255479" calcext:value-type="float">
            <text:p>-0,4255479</text:p>
          </table:table-cell>
          <table:table-cell table:formula="of:=[.G12]^2" office:value-type="float" office:value="0.18109101519441" calcext:value-type="float">
            <text:p>0,18109101519441</text:p>
          </table:table-cell>
          <table:table-cell table:number-columns-repeated="2"/>
        </table:table-row>
        <table:table-row table:style-name="ro1">
          <table:table-cell office:value-type="float" office:value="1.6204441" calcext:value-type="float">
            <text:p>1,6204441</text:p>
          </table:table-cell>
          <table:table-cell office:value-type="float" office:value="1.7611841" calcext:value-type="float">
            <text:p>1,7611841</text:p>
          </table:table-cell>
          <table:table-cell table:formula="of:=[.A13]-[.B13]" office:value-type="float" office:value="-0.14074" calcext:value-type="float">
            <text:p>-0,14074</text:p>
          </table:table-cell>
          <table:table-cell table:formula="of:=[.C13]^2" office:value-type="float" office:value="0.0198077476" calcext:value-type="float">
            <text:p>0,0198077476</text:p>
          </table:table-cell>
          <table:table-cell office:value-type="float" office:value="1.6204441" calcext:value-type="float">
            <text:p>1,6204441</text:p>
          </table:table-cell>
          <table:table-cell office:value-type="float" office:value="1.322692" calcext:value-type="float">
            <text:p>1,322692</text:p>
          </table:table-cell>
          <table:table-cell table:formula="of:=[.E13]-[.F13]" office:value-type="float" office:value="0.2977521" calcext:value-type="float">
            <text:p>0,2977521</text:p>
          </table:table-cell>
          <table:table-cell table:formula="of:=[.G13]^2" office:value-type="float" office:value="0.0886563130544099" calcext:value-type="float">
            <text:p>0,08865631305441</text:p>
          </table:table-cell>
          <table:table-cell table:number-columns-repeated="2"/>
        </table:table-row>
        <table:table-row table:style-name="ro1">
          <table:table-cell office:value-type="float" office:value="1.3132469" calcext:value-type="float">
            <text:p>1,3132469</text:p>
          </table:table-cell>
          <table:table-cell office:value-type="float" office:value="1.3748217" calcext:value-type="float">
            <text:p>1,3748217</text:p>
          </table:table-cell>
          <table:table-cell table:formula="of:=[.A14]-[.B14]" office:value-type="float" office:value="-0.0615748" calcext:value-type="float">
            <text:p>-0,0615748</text:p>
          </table:table-cell>
          <table:table-cell table:formula="of:=[.C14]^2" office:value-type="float" office:value="0.00379145599504" calcext:value-type="float">
            <text:p>0,00379145599504</text:p>
          </table:table-cell>
          <table:table-cell office:value-type="float" office:value="1.3132469" calcext:value-type="float">
            <text:p>1,3132469</text:p>
          </table:table-cell>
          <table:table-cell office:value-type="float" office:value="1.322692" calcext:value-type="float">
            <text:p>1,322692</text:p>
          </table:table-cell>
          <table:table-cell table:formula="of:=[.E14]-[.F14]" office:value-type="float" office:value="-0.00944509999999998" calcext:value-type="float">
            <text:p>-0,0094451</text:p>
          </table:table-cell>
          <table:table-cell table:formula="of:=[.G14]^2" office:value-type="float" office:value="0.0000892099140099997" calcext:value-type="float">
            <text:p>8,92099140099997E-05</text:p>
          </table:table-cell>
          <table:table-cell table:number-columns-repeated="2"/>
        </table:table-row>
        <table:table-row table:style-name="ro1">
          <table:table-cell office:value-type="float" office:value="0.7079536" calcext:value-type="float">
            <text:p>0,7079536</text:p>
          </table:table-cell>
          <table:table-cell office:value-type="float" office:value="0.8380419" calcext:value-type="float">
            <text:p>0,8380419</text:p>
          </table:table-cell>
          <table:table-cell table:formula="of:=[.A15]-[.B15]" office:value-type="float" office:value="-0.1300883" calcext:value-type="float">
            <text:p>-0,1300883</text:p>
          </table:table-cell>
          <table:table-cell table:formula="of:=[.C15]^2" office:value-type="float" office:value="0.01692296579689" calcext:value-type="float">
            <text:p>0,01692296579689</text:p>
          </table:table-cell>
          <table:table-cell office:value-type="float" office:value="0.7079536" calcext:value-type="float">
            <text:p>0,7079536</text:p>
          </table:table-cell>
          <table:table-cell office:value-type="float" office:value="1.322692" calcext:value-type="float">
            <text:p>1,322692</text:p>
          </table:table-cell>
          <table:table-cell table:formula="of:=[.E15]-[.F15]" office:value-type="float" office:value="-0.6147384" calcext:value-type="float">
            <text:p>-0,6147384</text:p>
          </table:table-cell>
          <table:table-cell table:formula="of:=[.G15]^2" office:value-type="float" office:value="0.37790330043456" calcext:value-type="float">
            <text:p>0,37790330043456</text:p>
          </table:table-cell>
          <table:table-cell table:number-columns-repeated="2"/>
        </table:table-row>
        <table:table-row table:style-name="ro1">
          <table:table-cell office:value-type="float" office:value="0.966787" calcext:value-type="float">
            <text:p>0,966787</text:p>
          </table:table-cell>
          <table:table-cell office:value-type="float" office:value="1.2088221" calcext:value-type="float">
            <text:p>1,2088221</text:p>
          </table:table-cell>
          <table:table-cell table:formula="of:=[.A16]-[.B16]" office:value-type="float" office:value="-0.2420351" calcext:value-type="float">
            <text:p>-0,2420351</text:p>
          </table:table-cell>
          <table:table-cell table:formula="of:=[.C16]^2" office:value-type="float" office:value="0.05858098963201" calcext:value-type="float">
            <text:p>0,05858098963201</text:p>
          </table:table-cell>
          <table:table-cell office:value-type="float" office:value="0.966787" calcext:value-type="float">
            <text:p>0,966787</text:p>
          </table:table-cell>
          <table:table-cell office:value-type="float" office:value="1.322692" calcext:value-type="float">
            <text:p>1,322692</text:p>
          </table:table-cell>
          <table:table-cell table:formula="of:=[.E16]-[.F16]" office:value-type="float" office:value="-0.355905" calcext:value-type="float">
            <text:p>-0,355905</text:p>
          </table:table-cell>
          <table:table-cell table:formula="of:=[.G16]^2" office:value-type="float" office:value="0.126668369025" calcext:value-type="float">
            <text:p>0,126668369025</text:p>
          </table:table-cell>
          <table:table-cell table:number-columns-repeated="2"/>
        </table:table-row>
        <table:table-row table:style-name="ro1">
          <table:table-cell office:value-type="float" office:value="1.0960888" calcext:value-type="float">
            <text:p>1,0960888</text:p>
          </table:table-cell>
          <table:table-cell office:value-type="float" office:value="1.1428561" calcext:value-type="float">
            <text:p>1,1428561</text:p>
          </table:table-cell>
          <table:table-cell table:formula="of:=[.A17]-[.B17]" office:value-type="float" office:value="-0.0467673" calcext:value-type="float">
            <text:p>-0,0467673</text:p>
          </table:table-cell>
          <table:table-cell table:formula="of:=[.C17]^2" office:value-type="float" office:value="0.00218718034929" calcext:value-type="float">
            <text:p>0,00218718034929</text:p>
          </table:table-cell>
          <table:table-cell office:value-type="float" office:value="1.0960888" calcext:value-type="float">
            <text:p>1,0960888</text:p>
          </table:table-cell>
          <table:table-cell office:value-type="float" office:value="1.322692" calcext:value-type="float">
            <text:p>1,322692</text:p>
          </table:table-cell>
          <table:table-cell table:formula="of:=[.E17]-[.F17]" office:value-type="float" office:value="-0.2266032" calcext:value-type="float">
            <text:p>-0,2266032</text:p>
          </table:table-cell>
          <table:table-cell table:formula="of:=[.G17]^2" office:value-type="float" office:value="0.05134901025024" calcext:value-type="float">
            <text:p>0,05134901025024</text:p>
          </table:table-cell>
          <table:table-cell table:number-columns-repeated="2"/>
        </table:table-row>
        <table:table-row table:style-name="ro1">
          <table:table-cell office:value-type="float" office:value="0.8161506" calcext:value-type="float">
            <text:p>0,8161506</text:p>
          </table:table-cell>
          <table:table-cell office:value-type="float" office:value="0.9073073" calcext:value-type="float">
            <text:p>0,9073073</text:p>
          </table:table-cell>
          <table:table-cell table:formula="of:=[.A18]-[.B18]" office:value-type="float" office:value="-0.0911567" calcext:value-type="float">
            <text:p>-0,0911567</text:p>
          </table:table-cell>
          <table:table-cell table:formula="of:=[.C18]^2" office:value-type="float" office:value="0.00830954395489" calcext:value-type="float">
            <text:p>0,00830954395489</text:p>
          </table:table-cell>
          <table:table-cell office:value-type="float" office:value="0.8161506" calcext:value-type="float">
            <text:p>0,8161506</text:p>
          </table:table-cell>
          <table:table-cell office:value-type="float" office:value="1.322692" calcext:value-type="float">
            <text:p>1,322692</text:p>
          </table:table-cell>
          <table:table-cell table:formula="of:=[.E18]-[.F18]" office:value-type="float" office:value="-0.5065414" calcext:value-type="float">
            <text:p>-0,5065414</text:p>
          </table:table-cell>
          <table:table-cell table:formula="of:=[.G18]^2" office:value-type="float" office:value="0.25658418991396" calcext:value-type="float">
            <text:p>0,25658418991396</text:p>
          </table:table-cell>
          <table:table-cell table:number-columns-repeated="2"/>
        </table:table-row>
        <table:table-row table:style-name="ro1">
          <table:table-cell office:value-type="float" office:value="1.159137" calcext:value-type="float">
            <text:p>1,159137</text:p>
          </table:table-cell>
          <table:table-cell office:value-type="float" office:value="1.2002704" calcext:value-type="float">
            <text:p>1,2002704</text:p>
          </table:table-cell>
          <table:table-cell table:formula="of:=[.A19]-[.B19]" office:value-type="float" office:value="-0.0411333999999999" calcext:value-type="float">
            <text:p>-0,0411334</text:p>
          </table:table-cell>
          <table:table-cell table:formula="of:=[.C19]^2" office:value-type="float" office:value="0.00169195659555999" calcext:value-type="float">
            <text:p>0,00169195659556</text:p>
          </table:table-cell>
          <table:table-cell office:value-type="float" office:value="1.159137" calcext:value-type="float">
            <text:p>1,159137</text:p>
          </table:table-cell>
          <table:table-cell office:value-type="float" office:value="1.322692" calcext:value-type="float">
            <text:p>1,322692</text:p>
          </table:table-cell>
          <table:table-cell table:formula="of:=[.E19]-[.F19]" office:value-type="float" office:value="-0.163555" calcext:value-type="float">
            <text:p>-0,163555</text:p>
          </table:table-cell>
          <table:table-cell table:formula="of:=[.G19]^2" office:value-type="float" office:value="0.026750238025" calcext:value-type="float">
            <text:p>0,026750238025</text:p>
          </table:table-cell>
          <table:table-cell table:number-columns-repeated="2"/>
        </table:table-row>
        <table:table-row table:style-name="ro1">
          <table:table-cell office:value-type="float" office:value="1.1112848" calcext:value-type="float">
            <text:p>1,1112848</text:p>
          </table:table-cell>
          <table:table-cell office:value-type="float" office:value="1.0740492" calcext:value-type="float">
            <text:p>1,0740492</text:p>
          </table:table-cell>
          <table:table-cell table:formula="of:=[.A20]-[.B20]" office:value-type="float" office:value="0.0372356" calcext:value-type="float">
            <text:p>0,0372356</text:p>
          </table:table-cell>
          <table:table-cell table:formula="of:=[.C20]^2" office:value-type="float" office:value="0.00138648990736" calcext:value-type="float">
            <text:p>0,00138648990736</text:p>
          </table:table-cell>
          <table:table-cell office:value-type="float" office:value="1.1112848" calcext:value-type="float">
            <text:p>1,1112848</text:p>
          </table:table-cell>
          <table:table-cell office:value-type="float" office:value="1.322692" calcext:value-type="float">
            <text:p>1,322692</text:p>
          </table:table-cell>
          <table:table-cell table:formula="of:=[.E20]-[.F20]" office:value-type="float" office:value="-0.2114072" calcext:value-type="float">
            <text:p>-0,2114072</text:p>
          </table:table-cell>
          <table:table-cell table:formula="of:=[.G20]^2" office:value-type="float" office:value="0.04469300421184" calcext:value-type="float">
            <text:p>0,04469300421184</text:p>
          </table:table-cell>
          <table:table-cell table:number-columns-repeated="2"/>
        </table:table-row>
        <table:table-row table:style-name="ro1">
          <table:table-cell office:value-type="float" office:value="1.0903684" calcext:value-type="float">
            <text:p>1,0903684</text:p>
          </table:table-cell>
          <table:table-cell office:value-type="float" office:value="1.1310406" calcext:value-type="float">
            <text:p>1,1310406</text:p>
          </table:table-cell>
          <table:table-cell table:formula="of:=[.A21]-[.B21]" office:value-type="float" office:value="-0.0406721999999999" calcext:value-type="float">
            <text:p>-0,0406722</text:p>
          </table:table-cell>
          <table:table-cell table:formula="of:=[.C21]^2" office:value-type="float" office:value="0.00165422785284" calcext:value-type="float">
            <text:p>0,00165422785284</text:p>
          </table:table-cell>
          <table:table-cell office:value-type="float" office:value="1.0903684" calcext:value-type="float">
            <text:p>1,0903684</text:p>
          </table:table-cell>
          <table:table-cell office:value-type="float" office:value="1.322692" calcext:value-type="float">
            <text:p>1,322692</text:p>
          </table:table-cell>
          <table:table-cell table:formula="of:=[.E21]-[.F21]" office:value-type="float" office:value="-0.2323236" calcext:value-type="float">
            <text:p>-0,2323236</text:p>
          </table:table-cell>
          <table:table-cell table:formula="of:=[.G21]^2" office:value-type="float" office:value="0.05397425511696" calcext:value-type="float">
            <text:p>0,05397425511696</text:p>
          </table:table-cell>
          <table:table-cell table:number-columns-repeated="2"/>
        </table:table-row>
        <table:table-row table:style-name="ro1">
          <table:table-cell office:value-type="float" office:value="1.6585749" calcext:value-type="float">
            <text:p>1,6585749</text:p>
          </table:table-cell>
          <table:table-cell office:value-type="float" office:value="1.6648958" calcext:value-type="float">
            <text:p>1,6648958</text:p>
          </table:table-cell>
          <table:table-cell table:formula="of:=[.A22]-[.B22]" office:value-type="float" office:value="-0.00632089999999996" calcext:value-type="float">
            <text:p>-0,0063209</text:p>
          </table:table-cell>
          <table:table-cell table:formula="of:=[.C22]^2" office:value-type="float" office:value="0.0000399537768099995" calcext:value-type="float">
            <text:p>3,99537768099995E-05</text:p>
          </table:table-cell>
          <table:table-cell office:value-type="float" office:value="1.6585749" calcext:value-type="float">
            <text:p>1,6585749</text:p>
          </table:table-cell>
          <table:table-cell office:value-type="float" office:value="1.322692" calcext:value-type="float">
            <text:p>1,322692</text:p>
          </table:table-cell>
          <table:table-cell table:formula="of:=[.E22]-[.F22]" office:value-type="float" office:value="0.3358829" calcext:value-type="float">
            <text:p>0,3358829</text:p>
          </table:table-cell>
          <table:table-cell table:formula="of:=[.G22]^2" office:value-type="float" office:value="0.11281732251241" calcext:value-type="float">
            <text:p>0,11281732251241</text:p>
          </table:table-cell>
          <table:table-cell table:number-columns-repeated="2"/>
        </table:table-row>
        <table:table-row table:style-name="ro1">
          <table:table-cell office:value-type="float" office:value="1.2895472" calcext:value-type="float">
            <text:p>1,2895472</text:p>
          </table:table-cell>
          <table:table-cell office:value-type="float" office:value="1.1055799" calcext:value-type="float">
            <text:p>1,1055799</text:p>
          </table:table-cell>
          <table:table-cell table:formula="of:=[.A23]-[.B23]" office:value-type="float" office:value="0.1839673" calcext:value-type="float">
            <text:p>0,1839673</text:p>
          </table:table-cell>
          <table:table-cell table:formula="of:=[.C23]^2" office:value-type="float" office:value="0.03384396746929" calcext:value-type="float">
            <text:p>0,03384396746929</text:p>
          </table:table-cell>
          <table:table-cell office:value-type="float" office:value="1.2895472" calcext:value-type="float">
            <text:p>1,2895472</text:p>
          </table:table-cell>
          <table:table-cell office:value-type="float" office:value="1.322692" calcext:value-type="float">
            <text:p>1,322692</text:p>
          </table:table-cell>
          <table:table-cell table:formula="of:=[.E23]-[.F23]" office:value-type="float" office:value="-0.0331448000000001" calcext:value-type="float">
            <text:p>-0,0331448</text:p>
          </table:table-cell>
          <table:table-cell table:formula="of:=[.G23]^2" office:value-type="float" office:value="0.00109857776704001" calcext:value-type="float">
            <text:p>0,00109857776704</text:p>
          </table:table-cell>
          <table:table-cell table:number-columns-repeated="2"/>
        </table:table-row>
        <table:table-row table:style-name="ro1">
          <table:table-cell office:value-type="float" office:value="1.7057954" calcext:value-type="float">
            <text:p>1,7057954</text:p>
          </table:table-cell>
          <table:table-cell office:value-type="float" office:value="1.6856668" calcext:value-type="float">
            <text:p>1,6856668</text:p>
          </table:table-cell>
          <table:table-cell table:formula="of:=[.A24]-[.B24]" office:value-type="float" office:value="0.0201286000000001" calcext:value-type="float">
            <text:p>0,0201286</text:p>
          </table:table-cell>
          <table:table-cell table:formula="of:=[.C24]^2" office:value-type="float" office:value="0.000405160537960002" calcext:value-type="float">
            <text:p>0,00040516053796</text:p>
          </table:table-cell>
          <table:table-cell office:value-type="float" office:value="1.7057954" calcext:value-type="float">
            <text:p>1,7057954</text:p>
          </table:table-cell>
          <table:table-cell office:value-type="float" office:value="1.322692" calcext:value-type="float">
            <text:p>1,322692</text:p>
          </table:table-cell>
          <table:table-cell table:formula="of:=[.E24]-[.F24]" office:value-type="float" office:value="0.3831034" calcext:value-type="float">
            <text:p>0,3831034</text:p>
          </table:table-cell>
          <table:table-cell table:formula="of:=[.G24]^2" office:value-type="float" office:value="0.14676821509156" calcext:value-type="float">
            <text:p>0,14676821509156</text:p>
          </table:table-cell>
          <table:table-cell table:number-columns-repeated="2"/>
        </table:table-row>
        <table:table-row table:style-name="ro1">
          <table:table-cell office:value-type="float" office:value="1.512153" calcext:value-type="float">
            <text:p>1,512153</text:p>
          </table:table-cell>
          <table:table-cell office:value-type="float" office:value="1.6442472" calcext:value-type="float">
            <text:p>1,6442472</text:p>
          </table:table-cell>
          <table:table-cell table:formula="of:=[.A25]-[.B25]" office:value-type="float" office:value="-0.1320942" calcext:value-type="float">
            <text:p>-0,1320942</text:p>
          </table:table-cell>
          <table:table-cell table:formula="of:=[.C25]^2" office:value-type="float" office:value="0.01744887767364" calcext:value-type="float">
            <text:p>0,01744887767364</text:p>
          </table:table-cell>
          <table:table-cell office:value-type="float" office:value="1.512153" calcext:value-type="float">
            <text:p>1,512153</text:p>
          </table:table-cell>
          <table:table-cell office:value-type="float" office:value="1.322692" calcext:value-type="float">
            <text:p>1,322692</text:p>
          </table:table-cell>
          <table:table-cell table:formula="of:=[.E25]-[.F25]" office:value-type="float" office:value="0.189461" calcext:value-type="float">
            <text:p>0,189461</text:p>
          </table:table-cell>
          <table:table-cell table:formula="of:=[.G25]^2" office:value-type="float" office:value="0.035895470521" calcext:value-type="float">
            <text:p>0,035895470521</text:p>
          </table:table-cell>
          <table:table-cell table:number-columns-repeated="2"/>
        </table:table-row>
        <table:table-row table:style-name="ro1">
          <table:table-cell office:value-type="float" office:value="1.3421696" calcext:value-type="float">
            <text:p>1,3421696</text:p>
          </table:table-cell>
          <table:table-cell office:value-type="float" office:value="1.2466622" calcext:value-type="float">
            <text:p>1,2466622</text:p>
          </table:table-cell>
          <table:table-cell table:formula="of:=[.A26]-[.B26]" office:value-type="float" office:value="0.0955074" calcext:value-type="float">
            <text:p>0,0955074</text:p>
          </table:table-cell>
          <table:table-cell table:formula="of:=[.C26]^2" office:value-type="float" office:value="0.00912166345476" calcext:value-type="float">
            <text:p>0,00912166345476</text:p>
          </table:table-cell>
          <table:table-cell office:value-type="float" office:value="1.3421696" calcext:value-type="float">
            <text:p>1,3421696</text:p>
          </table:table-cell>
          <table:table-cell office:value-type="float" office:value="1.322692" calcext:value-type="float">
            <text:p>1,322692</text:p>
          </table:table-cell>
          <table:table-cell table:formula="of:=[.E26]-[.F26]" office:value-type="float" office:value="0.0194776000000001" calcext:value-type="float">
            <text:p>0,0194776</text:p>
          </table:table-cell>
          <table:table-cell table:formula="of:=[.G26]^2" office:value-type="float" office:value="0.000379376901760004" calcext:value-type="float">
            <text:p>0,00037937690176</text:p>
          </table:table-cell>
          <table:table-cell table:number-columns-repeated="2"/>
        </table:table-row>
        <table:table-row table:style-name="ro1">
          <table:table-cell office:value-type="float" office:value="1.4923587" calcext:value-type="float">
            <text:p>1,4923587</text:p>
          </table:table-cell>
          <table:table-cell office:value-type="float" office:value="1.7331317" calcext:value-type="float">
            <text:p>1,7331317</text:p>
          </table:table-cell>
          <table:table-cell table:formula="of:=[.A27]-[.B27]" office:value-type="float" office:value="-0.240773" calcext:value-type="float">
            <text:p>-0,240773</text:p>
          </table:table-cell>
          <table:table-cell table:formula="of:=[.C27]^2" office:value-type="float" office:value="0.057971637529" calcext:value-type="float">
            <text:p>0,057971637529</text:p>
          </table:table-cell>
          <table:table-cell office:value-type="float" office:value="1.4923587" calcext:value-type="float">
            <text:p>1,4923587</text:p>
          </table:table-cell>
          <table:table-cell office:value-type="float" office:value="1.322692" calcext:value-type="float">
            <text:p>1,322692</text:p>
          </table:table-cell>
          <table:table-cell table:formula="of:=[.E27]-[.F27]" office:value-type="float" office:value="0.1696667" calcext:value-type="float">
            <text:p>0,1696667</text:p>
          </table:table-cell>
          <table:table-cell table:formula="of:=[.G27]^2" office:value-type="float" office:value="0.02878678908889" calcext:value-type="float">
            <text:p>0,02878678908889</text:p>
          </table:table-cell>
          <table:table-cell table:number-columns-repeated="2"/>
        </table:table-row>
        <table:table-row table:style-name="ro1">
          <table:table-cell office:value-type="float" office:value="1.9696543" calcext:value-type="float">
            <text:p>1,9696543</text:p>
          </table:table-cell>
          <table:table-cell office:value-type="float" office:value="1.9253547" calcext:value-type="float">
            <text:p>1,9253547</text:p>
          </table:table-cell>
          <table:table-cell table:formula="of:=[.A28]-[.B28]" office:value-type="float" office:value="0.0442996" calcext:value-type="float">
            <text:p>0,0442996</text:p>
          </table:table-cell>
          <table:table-cell table:formula="of:=[.C28]^2" office:value-type="float" office:value="0.00196245456016" calcext:value-type="float">
            <text:p>0,00196245456016</text:p>
          </table:table-cell>
          <table:table-cell office:value-type="float" office:value="1.9696543" calcext:value-type="float">
            <text:p>1,9696543</text:p>
          </table:table-cell>
          <table:table-cell office:value-type="float" office:value="1.322692" calcext:value-type="float">
            <text:p>1,322692</text:p>
          </table:table-cell>
          <table:table-cell table:formula="of:=[.E28]-[.F28]" office:value-type="float" office:value="0.6469623" calcext:value-type="float">
            <text:p>0,6469623</text:p>
          </table:table-cell>
          <table:table-cell table:formula="of:=[.G28]^2" office:value-type="float" office:value="0.41856021762129" calcext:value-type="float">
            <text:p>0,41856021762129</text:p>
          </table:table-cell>
          <table:table-cell table:number-columns-repeated="2"/>
        </table:table-row>
        <table:table-row table:style-name="ro1">
          <table:table-cell office:value-type="float" office:value="1.4276574" calcext:value-type="float">
            <text:p>1,4276574</text:p>
          </table:table-cell>
          <table:table-cell office:value-type="float" office:value="1.3377544" calcext:value-type="float">
            <text:p>1,3377544</text:p>
          </table:table-cell>
          <table:table-cell table:formula="of:=[.A29]-[.B29]" office:value-type="float" office:value="0.0899029999999998" calcext:value-type="float">
            <text:p>0,089903</text:p>
          </table:table-cell>
          <table:table-cell table:formula="of:=[.C29]^2" office:value-type="float" office:value="0.00808254940899997" calcext:value-type="float">
            <text:p>0,008082549409</text:p>
          </table:table-cell>
          <table:table-cell office:value-type="float" office:value="1.4276574" calcext:value-type="float">
            <text:p>1,4276574</text:p>
          </table:table-cell>
          <table:table-cell office:value-type="float" office:value="1.322692" calcext:value-type="float">
            <text:p>1,322692</text:p>
          </table:table-cell>
          <table:table-cell table:formula="of:=[.E29]-[.F29]" office:value-type="float" office:value="0.1049654" calcext:value-type="float">
            <text:p>0,1049654</text:p>
          </table:table-cell>
          <table:table-cell table:formula="of:=[.G29]^2" office:value-type="float" office:value="0.01101773519716" calcext:value-type="float">
            <text:p>0,01101773519716</text:p>
          </table:table-cell>
          <table:table-cell table:number-columns-repeated="2"/>
        </table:table-row>
        <table:table-row table:style-name="ro1">
          <table:table-cell office:value-type="float" office:value="2.3034799" calcext:value-type="float">
            <text:p>2,3034799</text:p>
          </table:table-cell>
          <table:table-cell office:value-type="float" office:value="1.9158098" calcext:value-type="float">
            <text:p>1,9158098</text:p>
          </table:table-cell>
          <table:table-cell table:formula="of:=[.A30]-[.B30]" office:value-type="float" office:value="0.3876701" calcext:value-type="float">
            <text:p>0,3876701</text:p>
          </table:table-cell>
          <table:table-cell table:formula="of:=[.C30]^2" office:value-type="float" office:value="0.15028810643401" calcext:value-type="float">
            <text:p>0,15028810643401</text:p>
          </table:table-cell>
          <table:table-cell office:value-type="float" office:value="2.3034799" calcext:value-type="float">
            <text:p>2,3034799</text:p>
          </table:table-cell>
          <table:table-cell office:value-type="float" office:value="1.322692" calcext:value-type="float">
            <text:p>1,322692</text:p>
          </table:table-cell>
          <table:table-cell table:formula="of:=[.E30]-[.F30]" office:value-type="float" office:value="0.9807879" calcext:value-type="float">
            <text:p>0,9807879</text:p>
          </table:table-cell>
          <table:table-cell table:formula="of:=[.G30]^2" office:value-type="float" office:value="0.96194490478641" calcext:value-type="float">
            <text:p>0,96194490478641</text:p>
          </table:table-cell>
          <table:table-cell table:number-columns-repeated="2"/>
        </table:table-row>
        <table:table-row table:style-name="ro1">
          <table:table-cell office:value-type="float" office:value="0.9738415" calcext:value-type="float">
            <text:p>0,9738415</text:p>
          </table:table-cell>
          <table:table-cell office:value-type="float" office:value="0.8775536" calcext:value-type="float">
            <text:p>0,8775536</text:p>
          </table:table-cell>
          <table:table-cell table:formula="of:=[.A31]-[.B31]" office:value-type="float" office:value="0.0962879" calcext:value-type="float">
            <text:p>0,0962879</text:p>
          </table:table-cell>
          <table:table-cell table:formula="of:=[.C31]^2" office:value-type="float" office:value="0.00927135968641" calcext:value-type="float">
            <text:p>0,00927135968641</text:p>
          </table:table-cell>
          <table:table-cell office:value-type="float" office:value="0.9738415" calcext:value-type="float">
            <text:p>0,9738415</text:p>
          </table:table-cell>
          <table:table-cell office:value-type="float" office:value="1.322692" calcext:value-type="float">
            <text:p>1,322692</text:p>
          </table:table-cell>
          <table:table-cell table:formula="of:=[.E31]-[.F31]" office:value-type="float" office:value="-0.3488505" calcext:value-type="float">
            <text:p>-0,3488505</text:p>
          </table:table-cell>
          <table:table-cell table:formula="of:=[.G31]^2" office:value-type="float" office:value="0.12169667135025" calcext:value-type="float">
            <text:p>0,121696671350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SUM([.D12:.D31])" office:value-type="float" office:value="0.51231412893933" calcext:value-type="float">
            <text:p>0,51231412893933</text:p>
          </table:table-cell>
          <table:table-cell table:number-columns-repeated="3"/>
          <table:table-cell table:formula="of:=SUM([.H12:.H31])" office:value-type="float" office:value="3.04672418597816" calcext:value-type="float">
            <text:p>3,04672418597816</text:p>
          </table:table-cell>
          <table:table-cell/>
          <table:table-cell table:formula="of:=1-([.D33]/[.H33])" office:value-type="float" office:value="0.831847552431186" calcext:value-type="float">
            <text:p>0,831847552431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8">
      <number:scientific-number number:decimal-places="16" loext:min-decimal-places="16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8T22:30:32.716000000</meta:creation-date>
    <dc:date>2022-06-28T23:00:49.581000000</dc:date>
    <meta:editing-duration>PT9M35S</meta:editing-duration>
    <meta:editing-cycles>1</meta:editing-cycles>
    <meta:document-statistic meta:table-count="1" meta:cell-count="163" meta:object-count="0"/>
    <meta:generator>LibreOffice/6.4.2.2$Windows_X86_64 LibreOffice_project/4e471d8c02c9c90f512f7f9ead8875b57fcb1ec3</meta:generator>
  </office:meta>
</office:document-meta>
</file>